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paragraph-properties fo:margin-top="0cm" fo:margin-bottom="0cm" fo:line-height="100%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top="0cm" fo:margin-bottom="0cm" fo:line-height="100%"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line-height="100%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Lab 1-1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">Show weight distribution in each layer</text:p>
              </text:list-item>
              <text:list-item>
                <text:p text:style-name="P1">Show total test accuracy and loss</text:p>
              </text:list-item>
              <text:list-item>
                <text:p text:style-name="P1">Show test accuracy and loss for each cla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b 1-2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p text:style-name="P3"><text:span text:style-name="T1">New data set</text:span></text:p>
            <text:p text:style-name="P3"><text:span text:style-name="T1"/></text:p>
            <text:p text:style-name="P3"><text:span text:style-name="T1">x = self.pool1(self.relu(self.conv1(x))) # 224 -&gt; 220; 3 -&gt; 6; 220 -&gt; 219; </text:span></text:p>
            <text:p text:style-name="P3"><text:span text:style-name="T1">x = self.pool2(self.relu(self.conv2(x))) # 219 -&gt; 215; 6 -&gt; 16; 215 -&gt; 107; </text:span></text:p>
            <text:p text:style-name="P3"><text:span text:style-name="T1">x = self.pool1(self.relu(self.conv3(x))) # 107 -&gt; 103; 16 -&gt; 16; 107 -&gt; 102; </text:span></text:p>
            <text:p text:style-name="P3"><text:span text:style-name="T1">x = self.pool2(self.relu(self.conv4(x))) # 102 -&gt; 98; 16 -&gt; 16; 98 -&gt; 49; </text:span></text:p>
            <text:p text:style-name="P3"><text:span text:style-name="T1">x = self.pool1(self.relu(self.conv5(x))) # 49 -&gt; 45; 16 -&gt; 16; 45 -&gt; 44; </text:span></text:p>
            <text:p text:style-name="P3"><text:span text:style-name="T1">x = x.view(-1, 16 * linear_size * linear_size)</text:span></text:p>
            <text:p text:style-name="P3"><text:span text:style-name="T1">x = self.relu(self.fc1(x))</text:span></text:p>
            <text:p text:style-name="P3"><text:span text:style-name="T1">x = self.dropout(x)</text:span></text:p>
            <text:p text:style-name="P3"><text:span text:style-name="T1">x = self.relu(self.fc2(x))</text:span></text:p>
            <text:p text:style-name="P3"><text:span text:style-name="T1">x = self.fc3(x)</text:span></text:p>
            <text:p text:style-name="P3"><text:span text:style-name="T1"/></text:p>
            <text:p text:style-name="P4"><text:span text:style-name="T1">Show total test accuracy and loss</text:span></text:p>
            <text:p text:style-name="P4"><text:span text:style-name="T1">Show test accuracy and loss for each class</text:span></text:p>
            <text:p text:style-name="P3"><text:span text:style-name="T1"/></text:p>
            <text:p text:style-name="P3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b 1-3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arning R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2T09:26:20.032952100</meta:creation-date>
    <dc:date>2018-11-25T17:39:39.226370526</dc:date>
    <meta:editing-duration>PT8H8M1S</meta:editing-duration>
    <meta:editing-cycles>11</meta:editing-cycles>
    <meta:generator>LibreOffice/5.1.6.2$Linux_X86_64 LibreOffice_project/10m0$Build-2</meta:generator>
    <meta:document-statistic meta:object-count="33"/>
  </office:meta>
</office:document-meta>
</file>